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7628"/>
    </style:style>
    <style:style style:name="P2" style:family="paragraph" style:parent-style-name="Standard">
      <style:text-properties officeooo:rsid="001a02fa" officeooo:paragraph-rsid="001a02fa"/>
    </style:style>
    <style:style style:name="T1" style:family="text">
      <style:text-properties officeooo:rsid="001a02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1">1. </text:span>Descrição Geral do Sistema</text:p>
      <text:p text:style-name="P1"/>
      <text:p text:style-name="P2">O ETL4NoSQL tem como objetivo...</text:p>
      <text:p text:style-name="P2"/>
      <text:p text:style-name="P2">2. Requisitos do Sistema</text:p>
      <text:p text:style-name="P2"/>
      <text:p text:style-name="P2">2.1 Requisitos Funcionais</text:p>
      <text:p text:style-name="P2"/>
      <text:p text:style-name="P2">As principais funcionabilidades do sistema s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9:14:07.055766000</meta:creation-date>
    <dc:date>2016-11-29T11:15:36.184298000</dc:date>
    <meta:editing-duration>PT1H32M14S</meta:editing-duration>
    <meta:editing-cycles>2</meta:editing-cycles>
    <meta:generator>LibreOffice/4.3.1.2$MacOSX_X86_64 LibreOffice_project/958349dc3b25111dbca392fbc281a05559ef6848</meta:generator>
    <meta:document-statistic meta:table-count="0" meta:image-count="0" meta:object-count="0" meta:page-count="1" meta:paragraph-count="5" meta:word-count="23" meta:character-count="156" meta:non-whitespace-character-count="138"/>
  </office:meta>
</office:document-meta>
</file>